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roid Sans Fallback" svg:font-family="'Droid Sans Fallback'" style:font-family-generic="swiss" style:font-pitch="variable"/>
    <style:font-face style:name="Gargi" svg:font-family="Gargi" style:font-pitch="variable"/>
    <style:font-face style:name="Gubbi" svg:font-family="Gub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bldwrsw" svg:font-family="dbldwrsw" style:font-pitch="variable"/>
  </office:font-face-decls>
  <office:automatic-styles>
    <style:style style:name="P1" style:family="paragraph" style:parent-style-name="Standard">
      <style:text-properties officeooo:rsid="001c01c8" officeooo:paragraph-rsid="001c01c8"/>
    </style:style>
    <style:style style:name="P2" style:family="paragraph" style:parent-style-name="Standard">
      <style:text-properties style:font-name="Liberation Sans" officeooo:paragraph-rsid="001c01c8"/>
    </style:style>
    <style:style style:name="T1" style:family="text">
      <style:text-properties officeooo:rsid="001c0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rodução – Padrões - </text:span>Iterator, Adapter, Strategy<text:tab/><text:tab/><text:tab/><text:tab/><text:span text:style-name="T1">09/05/2022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roid Sans Fallback" svg:font-family="'Droid Sans Fallback'" style:font-family-generic="swiss" style:font-pitch="variable"/>
    <style:font-face style:name="Gargi" svg:font-family="Gargi" style:font-pitch="variable"/>
    <style:font-face style:name="Gubbi" svg:font-family="Gub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bldwrsw" svg:font-family="dbldwrsw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51:31.605234743</meta:creation-date>
    <dc:date>2023-05-09T21:52:43.054325184</dc:date>
    <meta:editing-duration>PT1M12S</meta:editing-duration>
    <meta:editing-cycles>1</meta:editing-cycles>
    <meta:document-statistic meta:table-count="0" meta:image-count="0" meta:object-count="0" meta:page-count="1" meta:paragraph-count="1" meta:word-count="7" meta:character-count="64" meta:non-whitespace-character-count="54"/>
    <meta:generator>LibreOffice/7.3.7.2$Linux_X86_64 LibreOffice_project/30$Build-2</meta:generator>
  </office:meta>
</office:document-meta>
</file>